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2.364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12.453cm"/>
    </style:style>
    <style:style style:name="co31" style:family="table-column">
      <style:table-column-properties fo:break-before="auto" style:column-width="13.979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9.703cm"/>
    </style:style>
    <style:style style:name="co34" style:family="table-column">
      <style:table-column-properties fo:break-before="auto" style:column-width="5.237cm"/>
    </style:style>
    <style:style style:name="co35" style:family="table-column">
      <style:table-column-properties fo:break-before="auto" style:column-width="14.305cm"/>
    </style:style>
    <style:style style:name="co36" style:family="table-column">
      <style:table-column-properties fo:break-before="auto" style:column-width="2.835cm"/>
    </style:style>
    <style:style style:name="co37" style:family="table-column">
      <style:table-column-properties fo:break-before="auto" style:column-width="10.522cm"/>
    </style:style>
    <style:style style:name="co38" style:family="table-column">
      <style:table-column-properties fo:break-before="auto" style:column-width="10.356cm"/>
    </style:style>
    <style:style style:name="co39" style:family="table-column">
      <style:table-column-properties fo:break-before="auto" style:column-width="10.165cm"/>
    </style:style>
    <style:style style:name="co40" style:family="table-column">
      <style:table-column-properties fo:break-before="auto" style:column-width="3.902cm"/>
    </style:style>
    <style:style style:name="co41" style:family="table-column">
      <style:table-column-properties fo:break-before="auto" style:column-width="7.579cm"/>
    </style:style>
    <style:style style:name="co42" style:family="table-column">
      <style:table-column-properties fo:break-before="auto" style:column-width="11.991cm"/>
    </style:style>
    <style:style style:name="co43" style:family="table-column">
      <style:table-column-properties fo:break-before="auto" style:column-width="8.341cm"/>
    </style:style>
    <style:style style:name="co44" style:family="table-column">
      <style:table-column-properties fo:break-before="auto" style:column-width="20.978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co49" style:family="table-column">
      <style:table-column-properties fo:break-before="auto" style:column-width="2.891cm"/>
    </style:style>
    <style:style style:name="co50" style:family="table-column">
      <style:table-column-properties fo:break-before="auto" style:column-width="3.196cm"/>
    </style:style>
    <style:style style:name="co51" style:family="table-column">
      <style:table-column-properties fo:break-before="auto" style:column-width="10.52cm"/>
    </style:style>
    <style:style style:name="co52" style:family="table-column">
      <style:table-column-properties fo:break-before="auto" style:column-width="5.644cm"/>
    </style:style>
    <style:style style:name="co53" style:family="table-column">
      <style:table-column-properties fo:break-before="auto" style:column-width="16.321cm"/>
    </style:style>
    <style:style style:name="co54" style:family="table-column">
      <style:table-column-properties fo:break-before="auto" style:column-width="7.026cm"/>
    </style:style>
    <style:style style:name="co55" style:family="table-column">
      <style:table-column-properties fo:break-before="auto" style:column-width="10.245cm"/>
    </style:style>
    <style:style style:name="co56" style:family="table-column">
      <style:table-column-properties fo:break-before="auto" style:column-width="9.544cm"/>
    </style:style>
    <style:style style:name="co57" style:family="table-column">
      <style:table-column-properties fo:break-before="auto" style:column-width="22.648cm"/>
    </style:style>
    <style:style style:name="co58" style:family="table-column">
      <style:table-column-properties fo:break-before="auto" style:column-width="6.98cm"/>
    </style:style>
    <style:style style:name="co59" style:family="table-column">
      <style:table-column-properties fo:break-before="auto" style:column-width="10.058cm"/>
    </style:style>
    <style:style style:name="co60" style:family="table-column">
      <style:table-column-properties fo:break-before="auto" style:column-width="9.022cm"/>
    </style:style>
    <style:style style:name="co61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3cm" fo:break-before="auto" style:use-optimal-row-height="true"/>
    </style:style>
    <style:style style:name="ro8" style:family="table-row">
      <style:table-row-properties style:row-height="1.139cm" fo:break-before="auto" style:use-optimal-row-height="true"/>
    </style:style>
    <style:style style:name="ro9" style:family="table-row">
      <style:table-row-properties style:row-height="2.223cm" fo:break-before="auto" style:use-optimal-row-height="true"/>
    </style:style>
    <style:style style:name="ro10" style:family="table-row">
      <style:table-row-properties style:row-height="1.49cm" fo:break-before="auto" style:use-optimal-row-height="tru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2.448cm" fo:break-before="auto" style:use-optimal-row-height="true"/>
    </style:style>
    <style:style style:name="ro15" style:family="table-row">
      <style:table-row-properties style:row-height="1.078cm" fo:break-before="auto" style:use-optimal-row-height="true"/>
    </style:style>
    <style:style style:name="ro16" style:family="table-row">
      <style:table-row-properties style:row-height="2.79cm" fo:break-before="auto" style:use-optimal-row-height="true"/>
    </style:style>
    <style:style style:name="ro17" style:family="table-row">
      <style:table-row-properties style:row-height="4.159cm" fo:break-before="auto" style:use-optimal-row-height="true"/>
    </style:style>
    <style:style style:name="ro18" style:family="table-row">
      <style:table-row-properties style:row-height="5.528cm" fo:break-before="auto" style:use-optimal-row-height="true"/>
    </style:style>
    <style:style style:name="ro19" style:family="table-row">
      <style:table-row-properties style:row-height="1.42cm" fo:break-before="auto" style:use-optimal-row-height="true"/>
    </style:style>
    <style:style style:name="ro20" style:family="table-row">
      <style:table-row-properties style:row-height="1.868cm" fo:break-before="auto" style:use-optimal-row-height="true"/>
    </style:style>
    <style:style style:name="ro21" style:family="table-row">
      <style:table-row-properties style:row-height="2.605cm" fo:break-before="auto" style:use-optimal-row-height="true"/>
    </style:style>
    <style:style style:name="ro22" style:family="table-row">
      <style:table-row-properties style:row-height="1.762cm" fo:break-before="auto" style:use-optimal-row-height="true"/>
    </style:style>
    <style:style style:name="ro23" style:family="table-row">
      <style:table-row-properties style:row-height="0.736cm" fo:break-before="auto" style:use-optimal-row-height="true"/>
    </style:style>
    <style:style style:name="ro24" style:family="table-row">
      <style:table-row-properties style:row-height="1.921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4.554cm" fo:break-before="auto" style:use-optimal-row-height="true"/>
    </style:style>
    <style:style style:name="ro28" style:family="table-row">
      <style:table-row-properties style:row-height="3.817cm" fo:break-before="auto" style:use-optimal-row-height="true"/>
    </style:style>
    <style:style style:name="ro29" style:family="table-row">
      <style:table-row-properties style:row-height="2.106cm" fo:break-before="auto" style:use-optimal-row-height="true"/>
    </style:style>
    <style:style style:name="ro30" style:family="table-row">
      <style:table-row-properties style:row-height="2.552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3.133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1.184cm" fo:break-before="auto" style:use-optimal-row-height="true"/>
    </style:style>
    <style:style style:name="ro35" style:family="table-row">
      <style:table-row-properties style:row-height="2.263cm" fo:break-before="auto" style:use-optimal-row-height="true"/>
    </style:style>
    <style:style style:name="ro36" style:family="table-row">
      <style:table-row-properties style:row-height="2.947cm" fo:break-before="auto" style:use-optimal-row-height="true"/>
    </style:style>
    <style:style style:name="ro37" style:family="table-row">
      <style:table-row-properties style:row-height="3.632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5.685cm" fo:break-before="auto" style:use-optimal-row-height="true"/>
    </style:style>
    <style:style style:name="ro40" style:family="table-row">
      <style:table-row-properties style:row-height="3.21cm" fo:break-before="auto" style:use-optimal-row-height="true"/>
    </style:style>
    <style:style style:name="ro4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style:font-name="DejaVu Sans Mono" fo:font-size="8.5pt" style:font-name-asian="DejaVu Sans Mono" style:font-name-complex="DejaVu Sans Mono" style:font-size-asian="8.5pt" style:font-size-complex="8.5pt" fo:color="#800080"/>
    </style:style>
    <style:style style:name="T1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1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2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3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4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6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22" style:family="text">
      <style:text-properties fo:color="#008000" style:font-name-asian="DejaVu Sans Mono" style:font-name-complex="DejaVu Sans Mono" style:font-size-asian="8.5pt" style:font-size-complex="8.5pt"/>
    </style:style>
    <style:style style:name="T23" style:family="text">
      <style:text-properties style:font-name-asian="DejaVu Sans Mono" style:font-name-complex="DejaVu Sans Mono" style:font-size-asian="8.5pt" style:font-size-complex="8.5pt" fo:color="#000000"/>
    </style:style>
    <style:style style:name="T2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6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7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0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1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3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7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9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0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3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7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2" style:family="text">
      <style:text-properties style:font-name-asian="DejaVu Sans Mono" style:font-name-complex="DejaVu Sans Mono" style:font-size-asian="8.5pt" style:font-size-complex="8.5pt" fo:color="#008000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7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1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5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6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1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5" style:family="text">
      <style:text-properties fo:color="#00a933" fo:font-weight="bold" style:font-weight-asian="bold" style:font-weight-complex="bold"/>
    </style:style>
    <style:style style:name="T9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4" style:family="text">
      <style:text-properties fo:color="#ce181e" fo:font-weight="bold" style:font-weight-asian="bold" style:font-weight-complex="bold"/>
    </style:style>
    <style:style style:name="T10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6" style:family="text">
      <style:text-properties style:font-name-asian="Consolas" style:font-name-complex="Consolas" style:font-size-asian="9.5pt" style:font-size-complex="9.5pt"/>
    </style:style>
    <style:style style:name="T117" style:family="text">
      <style:text-properties style:text-position="super 58%"/>
    </style:style>
    <style:style style:name="T11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9" office:value-type="string" calcext:value-type="string">
            <text:p>Interface Selection</text:p>
          </table:table-cell>
          <table:table-cell table:style-name="ce39" office:value-type="string" calcext:value-type="string">
            <text:p>Preparation</text:p>
          </table:table-cell>
          <table:table-cell table:style-name="ce39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39"/>
          <table:table-cell table:style-name="ce39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No longer available active</text:p>
          </table:table-cell>
          <table:table-cell table:style-name="ce39" office:value-type="string" calcext:value-type="string">
            <text:p>Disconnect the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Start YAT</text:p>
          </table:table-cell>
          <table:table-cell table:style-name="ce39" office:value-type="string" calcext:value-type="string">
            <text:p><text:span text:style-name="T1">Message</text:span> that interface is no longer available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No]</text:p>
          </table:table-cell>
          <table:table-cell table:style-name="ce39" office:value-type="string" calcext:value-type="string">
            <text:p>Error message</text:p>
            <text:p>Terminal stays closed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Terminal &gt; Settings...]</text:p>
          </table:table-cell>
          <table:table-cell table:style-name="ce39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OK]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Cancel]</text:p>
          </table:table-cell>
          <table:table-cell table:style-name="ce39" office:value-type="string" calcext:value-type="string">
            <text:p>Terminal still closed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Reconnect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Open/Start the terminal</text:p>
          </table:table-cell>
          <table:table-cell table:style-name="ce39" office:value-type="string" calcext:value-type="string">
            <text:p>works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Cleanup</text:p>
          </table:table-cell>
          <table:table-cell table:style-name="ce39" office:value-type="string" calcext:value-type="string">
            <text:p>Close workspac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12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3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4">&lt;NUL&gt;</text:span><text:span text:style-name="T15">ES</text:span><text:span text:style-name="T4"> </text:span><text:span text:style-name="T5">(3)</text:span></text:p>
            <text:p><text:span text:style-name="T14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4">&lt;NUL&gt;</text:span><text:span text:style-name="T15">I4 A "Y</text:span><text:span text:style-name="T16">&lt;NUL&gt;</text:span><text:span text:style-name="T15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1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1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8">(&lt;TS&gt;)</text:span><text:span text:style-name="T19"> </text:span><text:span text:style-name="T20">ABC</text:span><text:span text:style-name="T21">&lt;BEL&gt;      </text:span><text:span text:style-name="T20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41h</text:span><text:span text:style-name="T25"> </text:span><text:span text:style-name="T24">42h</text:span><text:span text:style-name="T25"> </text:span><text:span text:style-name="T24">43h 07h 08h 09h</text:span><text:span text:style-name="T25"> </text:span><text:span text:style-name="T24">58h</text:span><text:span text:style-name="T25"> </text:span><text:span text:style-name="T24">59h</text:span><text:span text:style-name="T25"> </text:span><text:span text:style-name="T24">5Ah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</text:span><text:span text:style-name="T25"> </text:span><text:span text:style-name="T24">B</text:span><text:span text:style-name="T25"> </text:span><text:span text:style-name="T24">C</text:span><text:span text:style-name="T25"> </text:span><text:span text:style-name="T26">&lt;BEL&gt;</text:span><text:span text:style-name="T27">        </text:span><text:span text:style-name="T24">X</text:span><text:span text:style-name="T25"> </text:span><text:span text:style-name="T24">Y</text:span><text:span text:style-name="T25"> </text:span><text:span text:style-name="T24">Z</text:span></text:p>
            <text:p><text:span text:style-name="T28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BC</text:span><text:span text:style-name="T29">&lt;BEL&gt;      </text:span><text:span text:style-name="T24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30">(&lt;TS&gt;)</text:span><text:span text:style-name="T31"> </text:span><text:span text:style-name="T10">ABCD</text:span><text:span text:style-name="T11">&lt;BEL&gt;</text:span><text:span text:style-name="T10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41h</text:span><text:span text:style-name="T25"> </text:span><text:span text:style-name="T24">42h</text:span><text:span text:style-name="T25"> </text:span><text:span text:style-name="T24">43h 07h 08h 09h</text:span><text:span text:style-name="T25"> </text:span><text:span text:style-name="T24">58h</text:span><text:span text:style-name="T25"> </text:span><text:span text:style-name="T24">59h</text:span><text:span text:style-name="T25"> </text:span><text:span text:style-name="T24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</text:span><text:span text:style-name="T25"> </text:span><text:span text:style-name="T24">B</text:span><text:span text:style-name="T25"> </text:span><text:span text:style-name="T24">C</text:span><text:span text:style-name="T25"> </text:span><text:span text:style-name="T24">D</text:span><text:span text:style-name="T25"> </text:span><text:span text:style-name="T26">&lt;BEL&gt; </text:span><text:span text:style-name="T24">X</text:span><text:span text:style-name="T25"> </text:span><text:span text:style-name="T24">Y</text:span><text:span text:style-name="T25"> </text:span><text:span text:style-name="T24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BCD</text:span><text:span text:style-name="T29">&lt;BEL&gt;</text:span><text:span text:style-name="T24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BCDEF</text:span></text:p>
          </table:table-cell>
          <table:table-cell table:number-columns-repeated="59"/>
        </table:table-row>
        <table:table-row table:style-name="ro14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2">(&lt;TS&gt;)</text:span><text:span text:style-name="T33"> </text:span><text:span text:style-name="T34">ABCDE</text:span></text:p>
            <text:p><text:span text:style-name="T32">(&lt;TS&gt;)</text:span><text:span text:style-name="T33"> </text:span><text:span text:style-name="T34">ABCD</text:span></text:p>
            <text:p><text:span text:style-name="T32">(&lt;TS&gt;)</text:span><text:span text:style-name="T33"> </text:span><text:span text:style-name="T34">ABC</text:span></text:p>
            <text:p><text:span text:style-name="T32">(&lt;TS&gt;)</text:span><text:span text:style-name="T33"> </text:span><text:span text:style-name="T34">AB</text:span></text:p>
            <text:p><text:span text:style-name="T32">(&lt;TS&gt;)</text:span><text:span text:style-name="T33"> </text:span><text:span text:style-name="T34">A</text:span></text:p>
            <text:p><text:span text:style-name="T32">(&lt;TS&gt;)</text:span><text:span text:style-name="T33"> </text:span></text:p>
            <text:p><text:span text:style-name="T32">(&lt;TS&gt;)</text:span><text:span text:style-name="T33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22">(&lt;TS&gt;)</text:span><text:span text:style-name="T23"> </text:span><text:span text:style-name="T2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2">(&lt;TS&gt;)</text:span><text:span text:style-name="T33"> </text:span><text:span text:style-name="T34">ABCDE</text:span></text:p>
            <text:p><text:span text:style-name="T32">(&lt;TS&gt;)</text:span><text:span text:style-name="T33"> </text:span><text:span text:style-name="T34">ABCD</text:span></text:p>
            <text:p><text:span text:style-name="T32">(&lt;TS&gt;)</text:span><text:span text:style-name="T33"> </text:span><text:span text:style-name="T34">ABC</text:span></text:p>
            <text:p><text:span text:style-name="T32">(&lt;TS&gt;)</text:span><text:span text:style-name="T33"> </text:span><text:span text:style-name="T34">AB</text:span></text:p>
            <text:p><text:span text:style-name="T32">(&lt;TS&gt;)</text:span><text:span text:style-name="T33"> </text:span><text:span text:style-name="T34">A</text:span></text:p>
            <text:p><text:span text:style-name="T32">(&lt;TS&gt;)</text:span><text:span text:style-name="T33"> </text:span></text:p>
            <text:p><text:span text:style-name="T32">(&lt;TS&gt;)</text:span><text:span text:style-name="T33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11" office:value-type="string" calcext:value-type="string">
            <text:p><text:span text:style-name="T32">(&lt;TS&gt;)</text:span><text:span text:style-name="T33"> </text:span><text:span text:style-name="T10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12" office:value-type="string" calcext:value-type="string">
            <text:p><text:span text:style-name="T32">(&lt;TS&gt;)</text:span><text:span text:style-name="T33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5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8">(&lt;TS&gt;)</text:span><text:span text:style-name="T19"> </text:span><text:span text:style-name="T10">ABC</text:span><text:span text:style-name="T11">&lt;BEL&gt;      </text:span><text:span text:style-name="T10">XYZ</text:span></text:p>
            <text:p><text:span text:style-name="T18">(&lt;TS&gt;)</text:span><text:span text:style-name="T19"> </text:span><text:span text:style-name="T10">ABCD</text:span><text:span text:style-name="T11">&lt;BEL&gt;</text:span><text:span text:style-name="T10">XYZ</text:span></text:p>
            <text:p><text:span text:style-name="T18">(&lt;TS&gt;)</text:span><text:span text:style-name="T19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2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30">(&lt;TS&gt;)</text:span><text:span text:style-name="T31"> </text:span><text:span text:style-name="T10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30">(&lt;TS&gt;)</text:span><text:span text:style-name="T31"> </text:span><text:span text:style-name="T10">A</text:span><text:span text:style-name="T11">&lt;CR&gt;</text:span><text:span text:style-name="T10">B</text:span><text:span text:style-name="T11">&lt;LF&gt;</text:span><text:span text:style-name="T10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3" office:value-type="string" calcext:value-type="string">
            <text:p><text:span text:style-name="T30">(&lt;TS&gt;)</text:span><text:span text:style-name="T31"> </text:span><text:span text:style-name="T10">A</text:span><text:span text:style-name="T11">&lt;CR&gt;</text:span><text:span text:style-name="T10">B</text:span><text:span text:style-name="T11">&lt;LF&gt;</text:span><text:span text:style-name="T10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30">(&lt;TS&gt;)</text:span><text:span text:style-name="T31"> </text:span><text:span text:style-name="T10">A</text:span><text:span text:style-name="T4"> </text:span><text:span text:style-name="T35">&lt;CR&gt;</text:span><text:span text:style-name="T36"> </text:span><text:span text:style-name="T10">B</text:span><text:span text:style-name="T4"> </text:span><text:span text:style-name="T35">&lt;LF&gt;</text:span><text:span text:style-name="T36"> </text:span><text:span text:style-name="T10">C</text:span><text:span text:style-name="T4"> </text:span><text:span text:style-name="T5">(5)</text:span></text:p>
            <text:p><text:span text:style-name="T28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30">(&lt;TS&gt;)</text:span><text:span text:style-name="T31"> </text:span><text:span text:style-name="T10">41h 0Dh</text:span><text:span text:style-name="T4"> </text:span><text:span text:style-name="T10">42h 0Ah</text:span><text:span text:style-name="T4"> </text:span><text:span text:style-name="T10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3" office:value-type="string" calcext:value-type="string">
            <text:p><text:span text:style-name="T30">(&lt;TS&gt;)</text:span><text:span text:style-name="T31"> </text:span><text:span text:style-name="T10">A</text:span><text:span text:style-name="T11">&lt;CR&gt;</text:span><text:span text:style-name="T10">B</text:span><text:span text:style-name="T11">&lt;LF&gt;</text:span><text:span text:style-name="T10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30">(&lt;TS&gt;)</text:span><text:span text:style-name="T31"> </text:span><text:span text:style-name="T10">A</text:span><text:span text:style-name="T11">&lt;CR&gt;</text:span><text:span text:style-name="T10">B</text:span><text:span text:style-name="T11">&lt;LF&gt;</text:span><text:span text:style-name="T10">C</text:span><text:span text:style-name="T11">&lt;CR&gt;&lt;LF&gt;</text:span><text:span text:style-name="T36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6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7">A</text:span></text:p>
            <text:p><text:span text:style-name="T37">AB</text:span></text:p>
            <text:p><text:span text:style-name="T37">ABC</text:span></text:p>
            <text:p><text:span text:style-name="T37">ABCD</text:span></text:p>
            <text:p><text:span text:style-name="T37">ABCDE</text:span></text:p>
            <text:p><text:span text:style-name="T37">ABCDEF</text:span></text:p>
            <text:p><text:span text:style-name="T37">ABCDEFG</text:span></text:p>
            <text:p><text:span text:style-name="T37">ABCDEFGH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7">A</text:span></text:p>
            <text:p><text:span text:style-name="T37">AB</text:span></text:p>
            <text:p><text:span text:style-name="T37">ABC</text:span></text:p>
            <text:p><text:span text:style-name="T37">ABCD</text:span></text:p>
            <text:p><text:span text:style-name="T37">ABCD</text:span></text:p>
            <text:p><text:span text:style-name="T37">E</text:span></text:p>
            <text:p><text:span text:style-name="T37">ABCD</text:span></text:p>
            <text:p><text:span text:style-name="T37">EF</text:span></text:p>
            <text:p><text:span text:style-name="T37">ABCD</text:span></text:p>
            <text:p><text:span text:style-name="T37">EFG</text:span></text:p>
            <text:p><text:span text:style-name="T37">ABCD</text:span></text:p>
            <text:p><text:span text:style-name="T37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38">A</text:span><text:span text:style-name="T25"> </text:span><text:span text:style-name="T39">(1)</text:span></text:p>
            <text:p><text:span text:style-name="T38">AB</text:span><text:span text:style-name="T25"> </text:span><text:span text:style-name="T39">(2)</text:span></text:p>
            <text:p><text:span text:style-name="T38">ABC</text:span><text:span text:style-name="T25"> </text:span><text:span text:style-name="T39">(3)</text:span></text:p>
            <text:p><text:span text:style-name="T38">ABCD</text:span><text:span text:style-name="T25"> </text:span><text:span text:style-name="T39">(4)</text:span></text:p>
            <text:p><text:span text:style-name="T38">ABCD</text:span><text:span text:style-name="T25"> </text:span><text:span text:style-name="T39">(4)</text:span></text:p>
            <text:p><text:span text:style-name="T38">E</text:span><text:span text:style-name="T25"> </text:span><text:span text:style-name="T39">(1)</text:span></text:p>
            <text:p><text:span text:style-name="T38">ABCD</text:span><text:span text:style-name="T25"> </text:span><text:span text:style-name="T39">(4)</text:span></text:p>
            <text:p><text:span text:style-name="T38">EF</text:span><text:span text:style-name="T25"> </text:span><text:span text:style-name="T39">(2)</text:span></text:p>
            <text:p><text:span text:style-name="T38">ABCD</text:span><text:span text:style-name="T25"> </text:span><text:span text:style-name="T39">(4)</text:span></text:p>
            <text:p><text:span text:style-name="T38">EFG</text:span><text:span text:style-name="T25"> </text:span><text:span text:style-name="T39">(3)</text:span></text:p>
            <text:p><text:span text:style-name="T38">ABCD</text:span><text:span text:style-name="T25"> </text:span><text:span text:style-name="T39">(4)</text:span></text:p>
            <text:p><text:span text:style-name="T38">EFGH</text:span><text:span text:style-name="T25"> </text:span><text:span text:style-name="T39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70">(0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7">A</text:span><text:span text:style-name="T16">&lt;CR&gt;&lt;LF&gt;</text:span><text:span text:style-name="T36"> </text:span><text:span text:style-name="T5">(3)</text:span></text:p>
            <text:p><text:span text:style-name="T37">AB</text:span><text:span text:style-name="T16">&lt;CR&gt;&lt;LF&gt;</text:span><text:span text:style-name="T36"> </text:span><text:span text:style-name="T5">(4)</text:span></text:p>
            <text:p><text:span text:style-name="T37">ABC</text:span><text:span text:style-name="T16">&lt;CR&gt;</text:span><text:span text:style-name="T36"> </text:span><text:span text:style-name="T5">(4)</text:span></text:p>
            <text:p><text:span text:style-name="T14">&lt;LF&gt;</text:span><text:span text:style-name="T7"> </text:span><text:span text:style-name="T8">(1)</text:span></text:p>
            <text:p><text:span text:style-name="T37">ABCD</text:span><text:span text:style-name="T4"> </text:span><text:span text:style-name="T5">(4)</text:span></text:p>
            <text:p><text:span text:style-name="T14">&lt;CR&gt;&lt;LF&gt;</text:span><text:span text:style-name="T7"> </text:span><text:span text:style-name="T8">(2)</text:span></text:p>
            <text:p><text:span text:style-name="T37">ABCD</text:span><text:span text:style-name="T4"> </text:span><text:span text:style-name="T5">(4)</text:span></text:p>
            <text:p><text:span text:style-name="T37">E</text:span><text:span text:style-name="T16">&lt;CR&gt;&lt;LF&gt;</text:span><text:span text:style-name="T36"> </text:span><text:span text:style-name="T5">(3)</text:span></text:p>
            <text:p><text:span text:style-name="T37">ABCD</text:span><text:span text:style-name="T4"> </text:span><text:span text:style-name="T5">(4)</text:span></text:p>
            <text:p><text:span text:style-name="T37">EF</text:span><text:span text:style-name="T16">&lt;CR&gt;&lt;LF&gt;</text:span><text:span text:style-name="T36"> </text:span><text:span text:style-name="T5">(4)</text:span></text:p>
            <text:p><text:span text:style-name="T37">ABCD</text:span><text:span text:style-name="T4"> </text:span><text:span text:style-name="T5">(4)</text:span></text:p>
            <text:p><text:span text:style-name="T37">EFG</text:span><text:span text:style-name="T16">&lt;CR&gt;</text:span><text:span text:style-name="T36"> </text:span><text:span text:style-name="T5">(4)</text:span></text:p>
            <text:p><text:span text:style-name="T14">&lt;LF&gt;</text:span><text:span text:style-name="T7"> </text:span><text:span text:style-name="T8">(1)</text:span></text:p>
            <text:p><text:span text:style-name="T37">ABCD</text:span><text:span text:style-name="T4"> </text:span><text:span text:style-name="T5">(4)</text:span></text:p>
            <text:p><text:span text:style-name="T37">EFGH</text:span><text:span text:style-name="T4"> </text:span><text:span text:style-name="T5">(4)</text:span></text:p>
            <text:p><text:span text:style-name="T14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37">A</text:span><text:span text:style-name="T4"> </text:span><text:span text:style-name="T5">(1)</text:span></text:p>
            <text:p><text:span text:style-name="T37">AB</text:span><text:span text:style-name="T4"> </text:span><text:span text:style-name="T5">(2)</text:span></text:p>
            <text:p><text:span text:style-name="T37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37">A</text:span><text:span text:style-name="T16">&lt;CR&gt;&lt;LF&gt;</text:span><text:span text:style-name="T36"> </text:span><text:span text:style-name="T5">(3)</text:span></text:p>
            <text:p><text:span text:style-name="T37">AB</text:span><text:span text:style-name="T4"> </text:span><text:span text:style-name="T5">(2)</text:span></text:p>
            <text:p><text:span text:style-name="T37">ABC</text:span><text:span text:style-name="T16">&lt;CR&gt;&lt;LF&gt;</text:span><text:span text:style-name="T36"> </text:span><text:span text:style-name="T5">(5)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37">A</text:span><text:span text:style-name="T16">&lt;CR&gt;&lt;LF&gt;</text:span><text:span text:style-name="T36"> </text:span><text:span text:style-name="T5">(3)</text:span></text:p>
            <text:p><text:span text:style-name="T37">AB</text:span><text:span text:style-name="T4"> </text:span><text:span text:style-name="T5">(2)</text:span></text:p>
            <text:p><text:span text:style-name="T37">ABC</text:span><text:span text:style-name="T16">&lt;CR&gt;&lt;LF&gt;</text:span><text:span text:style-name="T36"> </text:span><text:span text:style-name="T5">(5)</text:span></text:p>
            <text:p><text:span text:style-name="T37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8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37">A</text:span><text:span text:style-name="T4"> </text:span><text:span text:style-name="T5">(1)</text:span></text:p>
            <text:p><text:span text:style-name="T14">&lt;CR&gt;</text:span><text:span text:style-name="T15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1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40">@</text:span><text:span text:style-name="T41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40">@</text:span><text:span text:style-name="T41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37">\h</text:span><text:span text:style-name="T16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37">\h(</text:span><text:span text:style-name="T16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37">\h(4</text:span><text:span text:style-name="T16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37">\h(40</text:span><text:span text:style-name="T16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37">\h(40)</text:span><text:span text:style-name="T16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3">A</text:span><text:span text:style-name="T4"> </text:span><text:span text:style-name="T5">(1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B</text:span><text:span text:style-name="T44"> </text:span><text:span text:style-name="T45">(1)</text:span></text:p>
          </table:table-cell>
          <table:table-cell table:style-name="ce62"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A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B</text:span><text:span text:style-name="T44"> </text:span><text:span text:style-name="T45">(1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44"> </text:span><text:span text:style-name="T45">(1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 </text:span><text:span text:style-name="T47">&lt;NUL&gt;</text:span></text:p>
            <text:p><text:span text:style-name="T28">No length yet !!</text:span></text:p>
            <text:p><text:span text:style-name="T28">...because line is not complete yet.</text:span></text:p>
          </table:table-cell>
          <table:table-cell table:style-name="ce61"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A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B</text:span><text:span text:style-name="T44"> </text:span><text:span text:style-name="T45">(1)</text:span>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/text:p>
            <text:p><text:span text:style-name="T28">No length yet !!</text:span></text:p>
            <text:p><text:span text:style-name="T28">...because line is not complete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44"> </text:span><text:span text:style-name="T45">(1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</table:table-cell>
          <table:table-cell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A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44"> </text:span><text:span text:style-name="T45">(1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28">An additional empty line A &gt; B must not be shown !!</text:span></text:p>
            <text:p><text:span text:style-name="T28">...because this is the pending EOL after the 0x00.</text:span></text:p>
          </table:table-cell>
          <table:table-cell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A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<text:span text:style-name="T18">(&lt;TS&gt;)</text:span><text:span text:style-name="T19"> </text:span><text:span text:style-name="T42">(&gt;&gt;)</text:span><text:span text:style-name="T19">  </text:span><text:span text:style-name="T42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44"> </text:span><text:span text:style-name="T45">(1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10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A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B</text:span><text:span text:style-name="T44"> </text:span><text:span text:style-name="T45">(1)</text:span></text:p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<text:span text:style-name="T18">(&lt;TS&gt;)</text:span><text:span text:style-name="T19"> </text:span><text:span text:style-name="T42">(&gt;&gt;)</text:span><text:span text:style-name="T19">  </text:span><text:span text:style-name="T42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OK</text:span><text:span text:style-name="T44"> </text:span><text:span text:style-name="T4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8">(&lt;TS&gt;)</text:span><text:span text:style-name="T19"> </text:span><text:span text:style-name="T42">(&lt;&lt;) </text:span><text:span text:style-name="T47">&lt;NUL&gt;</text:span></text:p>
          </table:table-cell>
          <table:table-cell table:style-name="ce61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58">Time stamp gets updated !!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&lt;NUL&gt;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18">(&lt;TS&gt;)</text:span><text:span text:style-name="T19"> </text:span><text:span text:style-name="T42">(&gt;&gt;)</text:span><text:span text:style-name="T19"> 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&lt;NUL&gt;</text:span><text:span text:style-name="T19"> </text:span><text:span text:style-name="T42">(2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58">Time stamp gets updated !!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&lt;NUL&gt;</text:span><text:span text:style-name="T19"> </text:span><text:span text:style-name="T42">(2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71">(&lt;TS&gt;)</text:span><text:span text:style-name="T77"> </text:span><text:span text:style-name="T78">(&gt;&gt;)</text:span><text:span text:style-name="T77">  </text:span><text:span text:style-name="T78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8">&lt;NUL&gt;</text:span><text:span text:style-name="T19"> </text:span><text:span text:style-name="T42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8">&lt;NUL&gt;&lt;NUL&gt;</text:span><text:span text:style-name="T19"> </text:span><text:span text:style-name="T42">(2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10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<text:span text:style-name="T18">(&lt;TS&gt;)</text:span><text:span text:style-name="T19"> </text:span><text:span text:style-name="T42">(&gt;&gt;)</text:span><text:span text:style-name="T19">  </text:span><text:span text:style-name="T42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OK</text:span><text:span text:style-name="T44"> </text:span><text:span text:style-name="T4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18">(&lt;TS&gt;)</text:span><text:span text:style-name="T19"> </text:span><text:span text:style-name="T42">(&lt;&lt;) </text:span></text:p>
          </table:table-cell>
          <table:table-cell table:style-name="ce61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  <text:p><text:span text:style-name="T58">Time stamp gets updated !!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58">Time stamp gets updated !!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  <text:p><text:span text:style-name="T18">(&lt;TS&gt;)</text:span><text:span text:style-name="T19"> </text:span><text:span text:style-name="T42">(&lt;&lt;)</text:span><text:span text:style-name="T53">  </text:span><text:span text:style-name="T54">(0)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18">(&lt;TS&gt;)</text:span><text:span text:style-name="T19"> </text:span><text:span text:style-name="T42">(&gt;&gt;)</text:span><text:span text:style-name="T19">  </text:span><text:span text:style-name="T42">(0)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  <text:p><text:span text:style-name="T18">(&lt;TS&gt;)</text:span><text:span text:style-name="T19"> </text:span><text:span text:style-name="T42">(&lt;&lt;)</text:span><text:span text:style-name="T53">  </text:span><text:span text:style-name="T54">(0)</text:span>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OK</text:span><text:span text:style-name="T60"> </text:span><text:span text:style-name="T61">(2)</text:span></text:p>
          </table:table-cell>
          <table:table-cell table:style-name="ce73" office:value-type="string" calcext:value-type="string"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18">(&lt;TS&gt;)</text:span><text:span text:style-name="T19"> </text:span><text:span text:style-name="T42">(&gt;&gt;)</text:span><text:span text:style-name="T19">  </text:span><text:span text:style-name="T42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OK</text:span><text:span text:style-name="T44"> </text:span><text:span text:style-name="T4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/text:p>
          </table:table-cell>
          <table:table-cell table:style-name="ce61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</text:span><text:span text:style-name="T82"> </text:span><text:span text:style-name="T83">(1)</text:span></text:p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23">  </text:span><text:span text:style-name="T52">(0)</text:span></text:p>
            <text:p><text:span text:style-name="T28">An already completed line cannot be removed.</text:span></text:p>
            <text:p><text:span text:style-name="T28">(Note that unidir Tx/Rx monitor removes A.)</text:span></text:p>
            <text:p><text:span text:style-name="T28">And hidden &lt;BS&gt; and pending EOL must not create a new line.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</text:span><text:span text:style-name="T82"> </text:span><text:span text:style-name="T83">(1)</text:span></text:p>
            <text:p><text:span text:style-name="T71">(&lt;TS&gt;)</text:span><text:span text:style-name="T77"> </text:span><text:span text:style-name="T78">(&lt;&lt;)</text:span><text:span text:style-name="T77">  </text:span><text:span text:style-name="T78">(0)</text:span></text:p>
            <text:p><text:span text:style-name="T28">An already completed line cannot be removed.</text:span></text:p>
            <text:p><text:span text:style-name="T28">(Note that unidir Tx/Rx monitor removes A.)</text:span></text:p>
            <text:p><text:span text:style-name="T28">And hidden &lt;BS&gt; and pending EOL must not create a new line.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 </text:span><text:span text:style-name="T54">(0)</text:span>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OK</text:span><text:span text:style-name="T60"> </text:span><text:span text:style-name="T61">(2)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</text:span><text:span text:style-name="T82"> </text:span><text:span text:style-name="T83">(1)</text:span></text:p>
            <text:p><text:span text:style-name="T18">(&lt;TS&gt;)</text:span><text:span text:style-name="T19"> </text:span><text:span text:style-name="T42">(&lt;&lt;)</text:span><text:span text:style-name="T19">  </text:span><text:span text:style-name="T42">(0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OK</text:span><text:span text:style-name="T44"> </text:span><text:span text:style-name="T45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30">(TS)</text:span><text:span text:style-name="T31"> </text:span><text:span text:style-name="T64">(&gt;&gt;)</text:span><text:span text:style-name="T31"> </text:span><text:span text:style-name="T10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A</text:span><text:span text:style-name="T4"> </text:span><text:span text:style-name="T5">(1)</text:span></text:p>
            <text:p><text:span text:style-name="T65">(&lt;TS&gt;)</text:span><text:span text:style-name="T7"> </text:span><text:span text:style-name="T8">(&gt;&gt;)</text:span><text:span text:style-name="T7"> </text:span><text:span text:style-name="T10">B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30">(TS)</text:span><text:span text:style-name="T31"> </text:span><text:span text:style-name="T64">(&gt;&gt;)</text:span><text:span text:style-name="T31"> </text:span><text:span text:style-name="T10">A</text:span><text:span text:style-name="T4"> </text:span><text:span text:style-name="T5">(1)</text:span></text:p>
            <text:p><text:span text:style-name="T65">(TS)</text:span><text:span text:style-name="T7"> </text:span><text:span text:style-name="T8">(&lt;&lt;)</text:span><text:span text:style-name="T7"> </text:span><text:span text:style-name="T43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A</text:span><text:span text:style-name="T4"> </text:span><text:span text:style-name="T5">(1)</text:span></text:p>
            <text:p><text:span text:style-name="T65">(&lt;TS&gt;)</text:span><text:span text:style-name="T7"> </text:span><text:span text:style-name="T8">(&gt;&gt;)</text:span><text:span text:style-name="T7"> </text:span><text:span text:style-name="T10">B</text:span><text:span text:style-name="T11">&lt;CR&gt;&lt;LF&gt;</text:span><text:span text:style-name="T36"> </text:span><text:span text:style-name="T5">(3)</text:span></text:p>
            <text:p><text:span text:style-name="T65">(&lt;TS&gt;)</text:span><text:span text:style-name="T7"> </text:span><text:span text:style-name="T8">(&lt;&lt;)</text:span><text:span text:style-name="T7"> </text:span><text:span text:style-name="T66">&lt;CR&gt;&lt;LF&gt;</text:span><text:span text:style-name="T7"> </text:span><text:span text:style-name="T8">(2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A</text:span><text:span text:style-name="T4"> </text:span><text:span text:style-name="T5">(1)</text:span></text:p>
            <text:p><text:span text:style-name="T65">(&lt;TS&gt;</text:span><text:span text:style-name="T7">) </text:span><text:span text:style-name="T8">(&lt;&lt;)</text:span><text:span text:style-name="T7"> </text:span><text:span text:style-name="T43">B</text:span><text:span text:style-name="T68">&lt;CR&gt;&lt;LF&gt;</text:span><text:span text:style-name="T36"> </text:span><text:span text:style-name="T5">(3)</text:span></text:p>
            <text:p><text:span text:style-name="T65">(&lt;TS&gt;)</text:span><text:span text:style-name="T7"> </text:span><text:span text:style-name="T8">(&gt;&gt;)</text:span><text:span text:style-name="T7"> </text:span><text:span text:style-name="T84">&lt;CR&gt;&lt;LF&gt;</text:span><text:span text:style-name="T7"> </text:span><text:span text:style-name="T8">(2)</text:span></text:p>
            <text:p><text:span text:style-name="T28">First two TimeStamps must remain.</text:span></text:p>
            <text:p><text:span text:style-name="T28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30">(</text:span><text:span text:style-name="T67">&lt;TS&gt;</text:span><text:span text:style-name="T30">)</text:span><text:span text:style-name="T31"> </text:span><text:span text:style-name="T64">(&lt;&lt;)</text:span><text:span text:style-name="T31"> </text:span><text:span text:style-name="T47">&lt;NUL&gt;</text:span><text:span text:style-name="T31"> </text:span><text:span text:style-name="T64">(1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lt;&lt;)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30">(</text:span><text:span text:style-name="T67">&lt;TS&gt;</text:span><text:span text:style-name="T30">)</text:span><text:span text:style-name="T31"> </text:span><text:span text:style-name="T64">(&lt;&lt;)</text:span><text:span text:style-name="T31"> </text:span><text:span text:style-name="T47">&lt;NUL&gt;</text:span><text:span text:style-name="T31"> </text:span><text:span text:style-name="T64">(1)</text:span></text:p>
            <text:p><text:span text:style-name="T30">(</text:span><text:span text:style-name="T67">&lt;TS&gt;</text:span><text:span text:style-name="T30">)</text:span><text:span text:style-name="T31"> </text:span><text:span text:style-name="T64">(&gt;&gt;)</text:span><text:span text:style-name="T31"> </text:span><text:span text:style-name="T10">B</text:span><text:span text:style-name="T11">&lt;CR&gt;&lt;LF&gt;</text:span><text:span text:style-name="T36"> </text:span><text:span text:style-name="T5">(3)</text:span></text:p>
            <text:p><text:span text:style-name="T65">(&lt;TS&gt;)</text:span><text:span text:style-name="T7"> </text:span><text:span text:style-name="T8">(&lt;&lt;)</text:span><text:span text:style-name="T7"> </text:span><text:span text:style-name="T43">A</text:span><text:span text:style-name="T68">&lt;CR&gt;&lt;LF&gt;</text:span><text:span text:style-name="T36"> </text:span><text:span text:style-name="T5">(3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B</text:span><text:span text:style-name="T68">&lt;CR&gt;&lt;LF&gt;</text:span><text:span text:style-name="T36"> </text:span><text:span text:style-name="T5">(3)</text:span></text:p>
            <text:p><text:span text:style-name="T65">(&lt;TS&gt;)</text:span><text:span text:style-name="T7"> </text:span><text:span text:style-name="T8">(&gt;&gt;)</text:span><text:span text:style-name="T7"> </text:span><text:span text:style-name="T10">A</text:span><text:span text:style-name="T11">&lt;CR&gt;&lt;LF&gt;</text:span><text:span text:style-name="T36"> </text:span><text:span text:style-name="T5">(3)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30">(</text:span><text:span text:style-name="T67">&lt;TS&gt;</text:span><text:span text:style-name="T30">)</text:span><text:span text:style-name="T31"> </text:span><text:span text:style-name="T64">(&lt;&lt;)</text:span><text:span text:style-name="T31"> </text:span><text:span text:style-name="T47">&lt;NUL&gt;</text:span><text:span text:style-name="T31"> </text:span><text:span text:style-name="T64">(1)</text:span></text:p>
            <text:p><text:span text:style-name="T30">(</text:span><text:span text:style-name="T67">&lt;TS&gt;</text:span><text:span text:style-name="T30">)</text:span><text:span text:style-name="T31"> </text:span><text:span text:style-name="T64">(&gt;&gt;)</text:span><text:span text:style-name="T31"> </text:span><text:span text:style-name="T10">B</text:span><text:span text:style-name="T4"> </text:span><text:span text:style-name="T5">(1)</text:span></text:p>
            <text:p><text:span text:style-name="T65">(&lt;TS&gt;)</text:span><text:span text:style-name="T7"> </text:span><text:span text:style-name="T8">(&lt;&lt;)</text:span><text:span text:style-name="T7"> </text:span><text:span text:style-name="T43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B</text:span><text:span text:style-name="T4"> </text:span><text:span text:style-name="T5">(1)</text:span></text:p>
            <text:p><text:span text:style-name="T65">(&lt;TS&gt;)</text:span><text:span text:style-name="T7"> </text:span><text:span text:style-name="T8">(&gt;&gt;)</text:span><text:span text:style-name="T7"> </text:span><text:span text:style-name="T10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30">(</text:span><text:span text:style-name="T67">&lt;TS&gt;</text:span><text:span text:style-name="T30">)</text:span><text:span text:style-name="T31"> </text:span><text:span text:style-name="T64">(&lt;&lt;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gt;&gt;)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B</text:span><text:span text:style-name="T4"> </text:span><text:span text:style-name="T5">(1)</text:span></text:p>
            <text:p><text:span text:style-name="T65">(&lt;TS&gt;)</text:span><text:span text:style-name="T7"> </text:span><text:span text:style-name="T8">(&lt;&lt;)</text:span><text:span text:style-name="T7"> </text:span><text:span text:style-name="T43">Ä</text:span><text:span text:style-name="T4"> </text:span><text:span text:style-name="T5">(1)</text:span></text:p>
            <text:p><text:span text:style-name="T28">Direction must change, i.e. match resulting show characters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B</text:span><text:span text:style-name="T4"> </text:span><text:span text:style-name="T5">(1)</text:span></text:p>
            <text:p><text:span text:style-name="T65">(&lt;TS&gt;)</text:span><text:span text:style-name="T7"> </text:span><text:span text:style-name="T8">(&gt;&gt;)</text:span><text:span text:style-name="T7"> </text:span><text:span text:style-name="T10">Ä</text:span><text:span text:style-name="T4"> </text:span><text:span text:style-name="T5">(1)</text:span></text:p>
            <text:p><text:span text:style-name="T28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B</text:span><text:span text:style-name="T4"> </text:span><text:span text:style-name="T5">(1)</text:span></text:p>
            <text:p><text:span text:style-name="T65">(&lt;TS&gt;)</text:span><text:span text:style-name="T7"> </text:span><text:span text:style-name="T8">(&lt;&lt;)</text:span><text:span text:style-name="T7"> </text:span><text:span text:style-name="T43">Ä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30">(&lt;TS&gt;)</text:span><text:span text:style-name="T31"> </text:span><text:span text:style-name="T64">(&lt;&lt;)</text:span><text:span text:style-name="T31"> </text:span><text:span text:style-name="T43">B</text:span><text:span text:style-name="T4"> </text:span><text:span text:style-name="T5">(1)</text:span></text:p>
            <text:p><text:span text:style-name="T65">(&lt;TS&gt;)</text:span><text:span text:style-name="T7"> </text:span><text:span text:style-name="T8">(&gt;&gt;)</text:span><text:span text:style-name="T7"> </text:span><text:span text:style-name="T10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/text:p>
          </table:table-cell>
          <table:table-cell table:style-name="ce61" office:value-type="string" calcext:value-type="string"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</text:span><text:span text:style-name="T69">B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lt;&gt;)</text:span><text:span text:style-name="T57"> </text:span><text:span text:style-name="T59">A</text:span><text:span text:style-name="T85">B</text:span></text:p>
            <text:p><text:span text:style-name="T28">Direction must be replaced !!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</text:span><text:span text:style-name="T69">B</text:span><text:span text:style-name="T60"> </text:span><text:span text:style-name="T61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A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lt;&gt;)</text:span><text:span text:style-name="T57"> </text:span><text:span text:style-name="T59">A</text:span><text:span text:style-name="T85">B</text:span><text:span text:style-name="T86">A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2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</text:span><text:span text:style-name="T69">B</text:span><text:span text:style-name="T60"> </text:span><text:span text:style-name="T61">(1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A</text:span><text:span text:style-name="T62"> </text:span><text:span text:style-name="T63">(1)</text:span></text:p>
            <text:p><text:span text:style-name="T18">(&lt;TS&gt;</text:span><text:span text:style-name="T49">)</text:span><text:span text:style-name="T50"> </text:span><text:span text:style-name="T51">(&gt;&gt;)</text:span><text:span text:style-name="T53"> </text:span><text:span text:style-name="T69">B</text:span><text:span text:style-name="T60"> </text:span><text:span text:style-name="T61">(1)</text:span></text:p>
          </table:table-cell>
          <table:table-cell table:style-name="ce73" office:value-type="string" calcext:value-type="string">
            <text:p><text:span text:style-name="T18">(&lt;TS&gt;</text:span><text:span text:style-name="T49">)</text:span><text:span text:style-name="T55"> </text:span><text:span text:style-name="T56">(&lt;&gt;)</text:span><text:span text:style-name="T57"> </text:span><text:span text:style-name="T59">A</text:span><text:span text:style-name="T85">B</text:span><text:span text:style-name="T86">A</text:span><text:span text:style-name="T85">B</text:span><text:span text:style-name="T62"> </text:span><text:span text:style-name="T63">(4)</text:span></text:p>
          </table:table-cell>
          <table:table-cell table:number-columns-repeated="58"/>
        </table:table-row>
        <table:table-row table:style-name="ro24">
          <table:table-cell table:number-columns-repeated="5"/>
          <table:table-cell office:value-type="string" calcext:value-type="string">
            <text:p>Unidir Tx/Rx panels must show...</text:p>
            <text:p><text:span text:style-name="T18">(&lt;TS&gt;</text:span><text:span text:style-name="T49">)</text:span><text:span text:style-name="T55"> </text:span><text:span text:style-name="T56">(&lt;&lt;)</text:span><text:span text:style-name="T57"> </text:span><text:span text:style-name="T87">BB</text:span><text:span text:style-name="T62"> </text:span><text:span text:style-name="T63">(2)</text:span></text:p>
            <text:p>...and:</text:p>
            <text:p><text:span text:style-name="T18">(&lt;TS&gt;</text:span><text:span text:style-name="T49">)</text:span><text:span text:style-name="T55"> </text:span><text:span text:style-name="T56">(&gt;&gt;)</text:span><text:span text:style-name="T57"> </text:span><text:span text:style-name="T59">AA</text:span></text:p>
            <text:p><text:span text:style-name="T28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70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7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71">(&lt;TS&gt;</text:span><text:span text:style-name="T72">)</text:span><text:span text:style-name="T73"> </text:span><text:span text:style-name="T74">(&lt;&lt;)</text:span><text:span text:style-name="T73"> </text:span><text:span text:style-name="T75">41h</text:span><text:span text:style-name="T25"> </text:span><text:span text:style-name="T75">42h</text:span><text:span text:style-name="T25"> </text:span><text:span text:style-name="T75">43h</text:span><text:span text:style-name="T25"> </text:span><text:span text:style-name="T75">44h</text:span><text:span text:style-name="T25"> </text:span><text:span text:style-name="T75">45h</text:span><text:span text:style-name="T25"> </text:span><text:span text:style-name="T75">46h</text:span><text:span text:style-name="T25"> </text:span><text:span text:style-name="T39">(6)</text:span></text:p>
          </table:table-cell>
          <table:table-cell table:style-name="ce73" office:value-type="string" calcext:value-type="string">
            <text:p><text:span text:style-name="T72">(&lt;TS&gt;)</text:span><text:span text:style-name="T73"> </text:span><text:span text:style-name="T74">(&gt;&gt;)</text:span><text:span text:style-name="T73"> </text:span><text:span text:style-name="T24">41h</text:span><text:span text:style-name="T25"> </text:span><text:span text:style-name="T24">42h</text:span><text:span text:style-name="T25"> </text:span><text:span text:style-name="T24">43h</text:span><text:span text:style-name="T25"> </text:span><text:span text:style-name="T24">44h</text:span><text:span text:style-name="T25"> </text:span><text:span text:style-name="T24">45h</text:span><text:span text:style-name="T25"> </text:span><text:span text:style-name="T24">46h</text:span><text:span text:style-name="T25"> </text:span><text:span text:style-name="T39">(6)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18">(&lt;TS&gt;)</text:span><text:span text:style-name="T19"> </text:span><text:span text:style-name="T42">(&lt;&lt;)</text:span><text:span text:style-name="T19"> </text:span><text:span text:style-name="T46">41h</text:span><text:span text:style-name="T44"> </text:span><text:span text:style-name="T46">42h</text:span><text:span text:style-name="T44"> </text:span><text:span text:style-name="T46">43h</text:span><text:span text:style-name="T44"> </text:span><text:span text:style-name="T46">44h</text:span><text:span text:style-name="T44"> </text:span><text:span text:style-name="T46">45h</text:span><text:span text:style-name="T44"> </text:span><text:span text:style-name="T46">46h</text:span><text:span text:style-name="T44"> </text:span><text:span text:style-name="T45">(6)</text:span></text:p>
            <text:p><text:span text:style-name="T22">(&lt;TS&gt;)</text:span><text:span text:style-name="T23"> </text:span><text:span text:style-name="T52">(&lt;&lt;)</text:span><text:span text:style-name="T23"> </text:span><text:span text:style-name="T75">41h</text:span><text:span text:style-name="T25"> </text:span><text:span text:style-name="T39">(1)</text:span></text:p>
            <text:p><text:span text:style-name="T71">(&lt;TS&gt;</text:span><text:span text:style-name="T72">)</text:span><text:span text:style-name="T73"> </text:span><text:span text:style-name="T74">(&lt;&lt;)</text:span><text:span text:style-name="T73"> </text:span><text:span text:style-name="T75">41h</text:span><text:span text:style-name="T25"> </text:span><text:span text:style-name="T75">42h</text:span><text:span text:style-name="T25"> </text:span><text:span text:style-name="T75">41h</text:span><text:span text:style-name="T25"> </text:span><text:span text:style-name="T75">42h</text:span><text:span text:style-name="T25"> </text:span><text:span text:style-name="T75">43h</text:span><text:span text:style-name="T25"> ... </text:span><text:span text:style-name="T39">(35)</text:span></text:p>
            <text:p><text:span text:style-name="T28">Or different, depending on chunking.</text:span></text:p>
          </table:table-cell>
          <table:table-cell table:style-name="ce73"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2h</text:span><text:span text:style-name="T44"> </text:span><text:span text:style-name="T20">43h</text:span><text:span text:style-name="T44"> </text:span><text:span text:style-name="T20">44h</text:span><text:span text:style-name="T44"> </text:span><text:span text:style-name="T20">45h</text:span><text:span text:style-name="T44"> </text:span><text:span text:style-name="T20">46h</text:span><text:span text:style-name="T44"> </text:span><text:span text:style-name="T45">(6)</text:span></text:p>
            <text:p><text:span text:style-name="T22">(&lt;TS&gt;)</text:span><text:span text:style-name="T23"> </text:span><text:span text:style-name="T52">(&gt;&gt;)</text:span><text:span text:style-name="T23"> </text:span><text:span text:style-name="T24">41h</text:span><text:span text:style-name="T25"> </text:span><text:span text:style-name="T39">(1)</text:span></text:p>
            <text:p><text:span text:style-name="T72">(&lt;TS&gt;)</text:span><text:span text:style-name="T73"> </text:span><text:span text:style-name="T74">(&gt;&gt;)</text:span><text:span text:style-name="T73"> </text:span><text:span text:style-name="T24">41h</text:span><text:span text:style-name="T25"> </text:span><text:span text:style-name="T24">42h</text:span><text:span text:style-name="T25"> </text:span><text:span text:style-name="T24">41h</text:span><text:span text:style-name="T25"> </text:span><text:span text:style-name="T24">42h</text:span><text:span text:style-name="T25"> </text:span><text:span text:style-name="T24">43h</text:span><text:span text:style-name="T25"> ... </text:span><text:span text:style-name="T39">(35)</text:span></text:p>
            <text:p><text:span text:style-name="T28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7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5h</text:span><text:span text:style-name="T4"> </text:span><text:span text:style-name="T10">46h</text:span><text:span text:style-name="T4"> </text:span><text:span text:style-name="T5">(2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5">(1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1h</text:span><text:span text:style-name="T4"> </text:span><text:span text:style-name="T10">42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3h</text:span><text:span text:style-name="T4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4h</text:span><text:span text:style-name="T4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4h</text:span><text:span text:style-name="T4"> </text:span><text:span text:style-name="T10">45h</text:span><text:span text:style-name="T4"> </text:span><text:span text:style-name="T10">41h</text:span><text:span text:style-name="T4"> </text:span><text:span text:style-name="T10">42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5h</text:span><text:span text:style-name="T4"> </text:span><text:span text:style-name="T10">46h</text:span><text:span text:style-name="T4"> </text:span><text:span text:style-name="T10">47h</text:span><text:span text:style-name="T4"> </text:span><text:span text:style-name="T10">41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6h</text:span><text:span text:style-name="T4"> </text:span><text:span text:style-name="T10">47h</text:span><text:span text:style-name="T4"> </text:span><text:span text:style-name="T10">48h</text:span><text:span text:style-name="T4"> </text:span><text:span text:style-name="T5">(3)</text:span></text:p>
            <text:p><text:span text:style-name="T28">Chunk and lenght line break are active now.</text:span></text:p>
          </table:table-cell>
          <table:table-cell table:number-columns-repeated="58"/>
        </table:table-row>
        <table:table-row table:style-name="ro28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2">(</text:span><text:span text:style-name="T65">&lt;TS&gt;</text:span><text:span text:style-name="T30">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5h</text:span><text:span text:style-name="T4"> </text:span><text:span text:style-name="T10">46h</text:span><text:span text:style-name="T4"> </text:span><text:span text:style-name="T10">41h</text:span><text:span text:style-name="T4"> </text:span><text:span text:style-name="T10">41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2h</text:span><text:span text:style-name="T4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5h</text:span><text:span text:style-name="T4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10">41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6h</text:span><text:span text:style-name="T4"> </text:span><text:span text:style-name="T10">47h</text:span><text:span text:style-name="T4"> </text:span><text:span text:style-name="T10">41h</text:span><text:span text:style-name="T4"> </text:span><text:span text:style-name="T10">42h</text:span><text:span text:style-name="T4"> </text:span><text:span text:style-name="T5">(4)</text:span></text:p>
            <text:p><text:span text:style-name="T32">(</text:span><text:span text:style-name="T65">&lt;TS&gt;)</text:span><text:span text:style-name="T7"> </text:span><text:span text:style-name="T8">(&gt;&gt;)</text:span><text:span text:style-name="T7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4)</text:span></text:p>
            <text:p><text:span text:style-name="T65">(&lt;TS&gt;)</text:span><text:span text:style-name="T7"> </text:span><text:span text:style-name="T8">(&gt;&gt;)</text:span><text:span text:style-name="T7"> </text:span><text:span text:style-name="T10">47h</text:span><text:span text:style-name="T4"> </text:span><text:span text:style-name="T10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2h</text:span><text:span text:style-name="T44"> </text:span><text:span text:style-name="T20">43h</text:span><text:span text:style-name="T44"> </text:span><text:span text:style-name="T20">44h</text:span><text:span text:style-name="T44"> </text:span><text:span text:style-name="T20">45h</text:span><text:span text:style-name="T44"> </text:span><text:span text:style-name="T20">46h</text:span><text:span text:style-name="T44"> </text:span><text:span text:style-name="T45">(6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1h</text:span><text:span text:style-name="T44"> </text:span><text:span text:style-name="T24">42h</text:span><text:span text:style-name="T25"> </text:span><text:span text:style-name="T24">41h</text:span><text:span text:style-name="T25"> </text:span><text:span text:style-name="T24">42h</text:span><text:span text:style-name="T25"> </text:span><text:span text:style-name="T24">43h</text:span><text:span text:style-name="T25"> ... </text:span><text:span text:style-name="T39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6">[Error: EOL keyword is not supported for binary terminals!]</text:span></text:p>
            <text:p><text:span text:style-name="T71">(&lt;TS&gt;)</text:span><text:span text:style-name="T77"> </text:span><text:span text:style-name="T78">(&lt;&lt;)</text:span><text:span text:style-name="T77"> </text:span><text:span text:style-name="T79">41h</text:span><text:span text:style-name="T80"> </text:span><text:span text:style-name="T75">41h</text:span><text:span text:style-name="T25"> </text:span><text:span text:style-name="T75">42h</text:span><text:span text:style-name="T25"> </text:span><text:span text:style-name="T39">(3)</text:span></text:p>
            <text:p><text:span text:style-name="T71">(&lt;TS&gt;)</text:span><text:span text:style-name="T73"> </text:span><text:span text:style-name="T74">(&lt;&lt;)</text:span><text:span text:style-name="T73"> </text:span><text:span text:style-name="T75">41h</text:span><text:span text:style-name="T25"> </text:span><text:span text:style-name="T75">42h</text:span><text:span text:style-name="T25"> </text:span><text:span text:style-name="T75">43h</text:span><text:span text:style-name="T25"> </text:span><text:span text:style-name="T39">(3)</text:span></text:p>
            <text:p><text:span text:style-name="T28">Note bugs #211 and #352 regarding suboptiomal position.</text:span></text:p>
          </table:table-cell>
          <table:table-cell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1h</text:span><text:span text:style-name="T4"> </text:span><text:span text:style-name="T10">42h</text:span><text:span text:style-name="T4"> </text:span><text:span text:style-name="T5">(3)</text:span></text:p>
            <text:p><text:span text:style-name="T65">(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9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6">[Error: EOL keyword is not supported for binary terminals!]</text:span></text:p>
            <text:p><text:span text:style-name="T18">(&lt;TS&gt;)</text:span><text:span text:style-name="T19"> </text:span><text:span text:style-name="T42">(&lt;&lt;)</text:span><text:span text:style-name="T19"> </text:span><text:span text:style-name="T46">41h</text:span><text:span text:style-name="T44"> </text:span><text:span text:style-name="T46">41h</text:span><text:span text:style-name="T44"> </text:span><text:span text:style-name="T46">42h</text:span><text:span text:style-name="T44"> </text:span><text:span text:style-name="T45">(3)</text:span></text:p>
            <text:p><text:span text:style-name="T18">(&lt;TS&gt;)</text:span><text:span text:style-name="T19"> </text:span><text:span text:style-name="T42">(&lt;&lt;)</text:span><text:span text:style-name="T19"> </text:span><text:span text:style-name="T46">41h</text:span><text:span text:style-name="T44"> </text:span><text:span text:style-name="T46">42h</text:span><text:span text:style-name="T44"> </text:span><text:span text:style-name="T46">43h</text:span><text:span text:style-name="T44"> </text:span><text:span text:style-name="T45">(3)</text:span></text:p>
            <text:p><text:span text:style-name="T18">(&lt;TS&gt;</text:span><text:span text:style-name="T30">)</text:span><text:span text:style-name="T31"> </text:span><text:span text:style-name="T64">(&lt;&lt;)</text:span><text:span text:style-name="T31"> </text:span><text:span text:style-name="T43">41h</text:span><text:span text:style-name="T4"> </text:span><text:span text:style-name="T5">(1)</text:span></text:p>
            <text:p><text:span text:style-name="T18">(&lt;TS&gt;</text:span><text:span text:style-name="T65">)</text:span><text:span text:style-name="T7"> </text:span><text:span text:style-name="T8">(&lt;&lt;)</text:span><text:span text:style-name="T7"> </text:span><text:span text:style-name="T43">42h</text:span><text:span text:style-name="T4"> </text:span><text:span text:style-name="T5">(1)</text:span></text:p>
            <text:p><text:span text:style-name="T65">(&lt;TS&gt;)</text:span><text:span text:style-name="T7"> </text:span><text:span text:style-name="T8">(&lt;&lt;)</text:span><text:span text:style-name="T7"> </text:span><text:span text:style-name="T43">41h</text:span><text:span text:style-name="T4"> </text:span><text:span text:style-name="T43">42h</text:span><text:span text:style-name="T4"> </text:span><text:span text:style-name="T43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1h</text:span><text:span text:style-name="T44"> </text:span><text:span text:style-name="T20">42h</text:span><text:span text:style-name="T44"> </text:span><text:span text:style-name="T45">(3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2h</text:span><text:span text:style-name="T44"> </text:span><text:span text:style-name="T20">43h</text:span><text:span text:style-name="T44"> </text:span><text:span text:style-name="T45">(3)</text:span></text:p>
            <text:p><text:span text:style-name="T18">(&lt;TS&gt;</text:span><text:span text:style-name="T30">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5">(2)</text:span></text:p>
            <text:p><text:span text:style-name="T65">(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1">(&lt;TS&gt;)</text:span><text:span text:style-name="T77"> </text:span><text:span text:style-name="T78">(&gt;&gt;)</text:span><text:span text:style-name="T77"> </text:span><text:span text:style-name="T88">41h</text:span><text:span text:style-name="T80"> </text:span><text:span text:style-name="T88">41h</text:span><text:span text:style-name="T80"> </text:span><text:span text:style-name="T88">42h</text:span><text:span text:style-name="T80"> </text:span><text:span text:style-name="T89">(3)</text:span></text:p>
            <text:p><text:span text:style-name="T71">(&lt;TS&gt;)</text:span><text:span text:style-name="T77"> </text:span><text:span text:style-name="T78">(&gt;&gt;)</text:span><text:span text:style-name="T77"> </text:span><text:span text:style-name="T88">41h</text:span><text:span text:style-name="T80"> </text:span><text:span text:style-name="T88">42h</text:span><text:span text:style-name="T80"> </text:span><text:span text:style-name="T88">43h</text:span><text:span text:style-name="T80"> </text:span><text:span text:style-name="T24">41h</text:span><text:span text:style-name="T25"> </text:span><text:span text:style-name="T24">42h</text:span><text:span text:style-name="T25"> </text:span><text:span text:style-name="T39">(5)</text:span></text:p>
            <text:p><text:span text:style-name="T72">(&lt;TS&gt;)</text:span><text:span text:style-name="T73"> </text:span><text:span text:style-name="T74">(&gt;&gt;)</text:span><text:span text:style-name="T73"> </text:span><text:span text:style-name="T24">41h</text:span><text:span text:style-name="T25"> </text:span><text:span text:style-name="T24">42h</text:span><text:span text:style-name="T25"> </text:span><text:span text:style-name="T24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6)</text:span></text:p>
            <text:p><text:span text:style-name="T65">(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6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5">(9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8">(&lt;TS&gt;</text:span><text:span text:style-name="T30">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6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5">(9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5">(9)</text:span></text:p>
            <text:p><text:span text:style-name="T65">(&lt;TS&gt;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30">(&lt;TS&gt;)</text:span><text:span text:style-name="T31"> </text:span><text:span text:style-name="T64">(&gt;&gt;)</text:span><text:span text:style-name="T31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5">(6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44h</text:span><text:span text:style-name="T4"> </text:span><text:span text:style-name="T10">45h</text:span><text:span text:style-name="T4"> </text:span><text:span text:style-name="T10">46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5">(9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10">31h</text:span><text:span text:style-name="T4"> </text:span><text:span text:style-name="T10">32h</text:span><text:span text:style-name="T4"> </text:span><text:span text:style-name="T10">33h</text:span><text:span text:style-name="T4"> </text:span><text:span text:style-name="T5">(9)</text:span></text:p>
            <text:p><text:span text:style-name="T18">(&lt;TS&gt;)</text:span><text:span text:style-name="T19"> </text:span><text:span text:style-name="T42">(&gt;&gt;)</text:span><text:span text:style-name="T19"> </text:span><text:span text:style-name="T20">41h</text:span><text:span text:style-name="T44"> </text:span><text:span text:style-name="T20">42h</text:span><text:span text:style-name="T44"> </text:span><text:span text:style-name="T20">43h</text:span><text:span text:style-name="T44"> </text:span><text:span text:style-name="T20">31h</text:span><text:span text:style-name="T44"> </text:span><text:span text:style-name="T20">32h</text:span><text:span text:style-name="T44"> </text:span><text:span text:style-name="T20">33h</text:span><text:span text:style-name="T44"> </text:span><text:span text:style-name="T20">41h</text:span><text:span text:style-name="T44"> </text:span><text:span text:style-name="T10">42h</text:span><text:span text:style-name="T4"> </text:span><text:span text:style-name="T5">(8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41h</text:span><text:span text:style-name="T4"> </text:span><text:span text:style-name="T10">42h</text:span><text:span text:style-name="T4"> </text:span><text:span text:style-name="T10">43h</text:span></text:p>
            <text:p><text:span text:style-name="T28">Note that </text:span><text:span text:style-name="T90">41h</text:span><text:span text:style-name="T91"> </text:span><text:span text:style-name="T92">42h</text:span><text:span text:style-name="T91"> </text:span><text:span text:style-name="T93">(8)</text:span><text:span text:style-name="T94"> will only be appended after the delay,</text:span></text:p>
            <text:p><text:span text:style-name="T28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1">(&lt;TS&gt;</text:span><text:span text:style-name="T22">)</text:span><text:span text:style-name="T23"> </text:span><text:span text:style-name="T52">(&gt;&gt;)</text:span><text:span text:style-name="T23"> </text:span><text:span text:style-name="T24">41h</text:span><text:span text:style-name="T25"> </text:span><text:span text:style-name="T24">42h</text:span><text:span text:style-name="T25"> </text:span><text:span text:style-name="T24">43h</text:span><text:span text:style-name="T25"> </text:span><text:span text:style-name="T24">44h</text:span><text:span text:style-name="T25"> </text:span><text:span text:style-name="T24">45h</text:span><text:span text:style-name="T25"> </text:span><text:span text:style-name="T24">46h</text:span><text:span text:style-name="T25"> </text:span><text:span text:style-name="T24">41h</text:span><text:span text:style-name="T25"> </text:span><text:span text:style-name="T24">42h</text:span><text:span text:style-name="T25"> </text:span><text:span text:style-name="T24">43h</text:span><text:span text:style-name="T25"> </text:span><text:span text:style-name="T24">44h</text:span><text:span text:style-name="T25"> </text:span><text:span text:style-name="T24">45h</text:span><text:span text:style-name="T25"> </text:span><text:span text:style-name="T24">46h</text:span><text:span text:style-name="T25"> </text:span><text:span text:style-name="T24">31h</text:span><text:span text:style-name="T25"> </text:span><text:span text:style-name="T24">32h</text:span><text:span text:style-name="T25"> </text:span><text:span text:style-name="T24">33h ...</text:span></text:p>
            <text:p><text:span text:style-name="T28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8">(&lt;TS&gt;</text:span><text:span text:style-name="T30">)</text:span><text:span text:style-name="T31"> </text:span><text:span text:style-name="T64">(&gt;&gt;)</text:span><text:span text:style-name="T31"> </text:span><text:span text:style-name="T10">32h</text:span><text:span text:style-name="T4"> </text:span><text:span text:style-name="T10">33h</text:span><text:span text:style-name="T4"> </text:span><text:span text:style-name="T5">(2)</text:span></text:p>
            <text:p><text:span text:style-name="T18">(&lt;TS&gt;</text:span><text:span text:style-name="T65">)</text:span><text:span text:style-name="T7"> </text:span><text:span text:style-name="T8">(&gt;&gt;)</text:span><text:span text:style-name="T7"> </text:span><text:span text:style-name="T10">31h</text:span></text:p>
            <text:p><text:span text:style-name="T28">Note that &lt;NUL&gt; is currently being hidden.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71">(&lt;TS&gt;</text:span><text:span text:style-name="T22">)</text:span><text:span text:style-name="T23"> </text:span><text:span text:style-name="T52">(&gt;&gt;)</text:span><text:span text:style-name="T23"> </text:span><text:span text:style-name="T24">32h</text:span><text:span text:style-name="T25"> </text:span><text:span text:style-name="T24">33h</text:span><text:span text:style-name="T25"> </text:span><text:span text:style-name="T39">(2)</text:span></text:p>
            <text:p><text:span text:style-name="T71">(&lt;TS&gt;</text:span><text:span text:style-name="T72">)</text:span><text:span text:style-name="T73"> </text:span><text:span text:style-name="T74">(&gt;&gt;)</text:span><text:span text:style-name="T73"> </text:span><text:span text:style-name="T24">31h</text:span><text:span text:style-name="T25"> </text:span><text:span text:style-name="T24">32h</text:span><text:span text:style-name="T25"> </text:span><text:span text:style-name="T24">33h</text:span><text:span text:style-name="T25"> </text:span><text:span text:style-name="T39">(3)</text:span></text:p>
            <text:p><text:span text:style-name="T71">(&lt;TS&gt;</text:span><text:span text:style-name="T72">)</text:span><text:span text:style-name="T73"> </text:span><text:span text:style-name="T74">(&gt;&gt;)</text:span><text:span text:style-name="T73"> </text:span><text:span text:style-name="T24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5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71">(&lt;TS&gt;</text:span><text:span text:style-name="T22">)</text:span><text:span text:style-name="T23"> </text:span><text:span text:style-name="T52">(&gt;&gt;)</text:span><text:span text:style-name="T23"> </text:span><text:span text:style-name="T24">32h</text:span><text:span text:style-name="T25"> </text:span><text:span text:style-name="T24">33h</text:span><text:span text:style-name="T25"> </text:span><text:span text:style-name="T24">00h</text:span><text:span text:style-name="T25"> </text:span><text:span text:style-name="T39">(3)</text:span></text:p>
            <text:p><text:span text:style-name="T71">(&lt;TS&gt;</text:span><text:span text:style-name="T72">)</text:span><text:span text:style-name="T73"> </text:span><text:span text:style-name="T74">(&gt;&gt;)</text:span><text:span text:style-name="T73"> </text:span><text:span text:style-name="T24">31h</text:span><text:span text:style-name="T25"> </text:span><text:span text:style-name="T24">32h</text:span><text:span text:style-name="T25"> </text:span><text:span text:style-name="T24">33h</text:span><text:span text:style-name="T25"> </text:span><text:span text:style-name="T24">00h</text:span><text:span text:style-name="T25"> </text:span><text:span text:style-name="T39">(4)</text:span></text:p>
            <text:p><text:span text:style-name="T71">(&lt;TS&gt;</text:span><text:span text:style-name="T72">)</text:span><text:span text:style-name="T73"> </text:span><text:span text:style-name="T74">(&gt;&gt;)</text:span><text:span text:style-name="T73"> </text:span><text:span text:style-name="T24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39"/>
        <table:table-column table:style-name="co28" table:default-cell-style-name="ce39"/>
        <table:table-column table:style-name="co29" table:default-cell-style-name="ce39"/>
        <table:table-column table:style-name="co25" table:default-cell-style-name="ce39"/>
        <table:table-column table:style-name="co30" table:default-cell-style-name="ce39"/>
        <table:table-column table:style-name="co31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95">123</text:span> AB <text:span text:style-name="T95">C456</text:span></text:p>
          </table:table-cell>
          <table:table-cell office:value-type="string" calcext:value-type="string">
            <text:p>Data sent and received</text:p>
            <text:p>Automatic action is triggered for <text:span text:style-name="T95">each of the two matches</text:span></text:p>
            <text:p><text:span text:style-name="T28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2">(&gt;&gt;)</text:span><text:span text:style-name="T23"> </text:span><text:span text:style-name="T24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2">(&gt;&gt;)</text:span><text:span text:style-name="T23"> </text:span><text:span text:style-name="T24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22">(&gt;&gt;)</text:span><text:span text:style-name="T23"> </text:span><text:span text:style-name="T24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30">(&gt;&gt;)</text:span><text:span text:style-name="T31"> </text:span><text:span text:style-name="T10">ABC</text:span></text:p>
            <text:p><text:span text:style-name="T65">(&gt;&gt;)</text:span><text:span text:style-name="T7"> </text:span><text:span text:style-name="T10">ABC</text:span></text:p>
            <text:p><text:span text:style-name="T65">(&gt;&gt;)</text:span><text:span text:style-name="T7"> </text:span><text:span text:style-name="T10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22">(&gt;&gt;)</text:span><text:span text:style-name="T23"> </text:span><text:span text:style-name="T24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22">(&gt;&gt;)</text:span><text:span text:style-name="T23"> </text:span><text:span text:style-name="T24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30">(&gt;&gt;)</text:span><text:span text:style-name="T31"> </text:span><text:span text:style-name="T10">xyz</text:span></text:p>
            <text:p><text:span text:style-name="T65">(&gt;&gt;)</text:span><text:span text:style-name="T7"> </text:span><text:span text:style-name="T10">xyz</text:span></text:p>
            <text:p><text:span text:style-name="T65">(&gt;&gt;)</text:span><text:span text:style-name="T7"> </text:span><text:span text:style-name="T10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17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5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96">Action: [Line Chart (X = Time)]</text:span></text:p>
            <text:p><text:span text:style-name="T96">Trigger:</text:span></text:p>
            <text:p><text:span text:style-name="T97">(</text:span><text:span text:style-name="T96">(?:(?:19|20)\d\d-(?:0[1-9]|1[012])-(?:0[1-9]|[12]\d|3[01]))</text:span><text:span text:style-name="T98">T</text:span><text:span text:style-name="T99">(?:(?:[01]\d|2[0-3]):[0-5]\d:[0-5]\d)</text:span><text:span text:style-name="T100">)</text:span><text:span text:style-name="T99">\s+([-+]?(?:\d+(?:\.\d*)?|\.\d+))\s+([-+]?\d+)\s+([-+]?\d+)\s+([A-Z]{1})\s+</text:span>([A-Za-z]{3})</text:p>
            <text:p><text:span text:style-name="T97">(</text:span><text:span text:style-name="T99">(?:(?:19|20)\d\d-(?:0[1-9]|1[012])-(?:0[1-9]|[12]\d|3[01]))</text:span><text:span text:style-name="T98">T</text:span><text:span text:style-name="T99">(?:(?:[01]\d|2[0-3]):[0-5]\d:[0-5]\d)</text:span><text:span text:style-name="T100">)</text:span></text:p>
            <text:p><text:span text:style-name="T101">                                                                                                                                                                 </text:span><text:span text:style-name="T102">\s+([-+]?(?:\d+(?:\.\d*)?|\.\d+)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3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96">Action: [Line Chart]</text:span></text:p>
            <text:p><text:span text:style-name="T96">Trigger:</text:span></text:p>
            <text:p><text:span text:style-name="T1">([-+]?(?:\d+(?:\.\d*)?|\.\d+))\s+([-+]?\d+)\s+([-+]?\d+)\s+([A-Z]{1})\s+</text:span>([A-Za-z]{3})</text:p>
            <text:p><text:span text:style-name="T28">([-+]?(?:\d+(?:\.\d*)?|\.\d+))</text:span></text:p>
            <text:p><text:span text:style-name="T101">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17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95">123</text:span> AB <text:span text:style-name="T95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each of the two matches</text:span></text:p>
            <text:p><text:span text:style-name="T28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office:value-type="string" calcext:value-type="string">
            <text:p/>
            <text:p><text:span text:style-name="T40">...ABC</text:span><text:span text:style-name="T44"> </text:span><text:span text:style-name="T45">(72) </text:span><text:span text:style-name="T94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5">all 24 matches</text:span></text:p>
            <text:p><text:span text:style-name="T28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is composed from first 4 triggers</text:p>
            <text:p><text:span text:style-name="T28">Trigger is highlighted</text:span></text:p>
          </table:table-cell>
          <table:table-cell office:value-type="string" calcext:value-type="string">
            <text:p><text:span text:style-name="T13">123 ABC 456 789 0DE FGH IJK LMN OPQ RST UVW XYZ 123 ABC 456 789 0DE FGH IJK LMN OPQ RST UVW XYZ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  <text:p><text:span text:style-name="T37">1234567890</text:span>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8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8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05">   1 </text:span><text:span text:style-name="T106">S S       0.00 g</text:span></text:p>
            <text:p><text:span text:style-name="T105">   2 </text:span><text:span text:style-name="T106">S S       0.00 g</text:span></text:p>
            <text:p><text:span text:style-name="T105">   3 </text:span><text:span text:style-name="T106">S S       0.00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05">...</text:span></text:p>
            <text:p><text:span text:style-name="T105"> 101 </text:span><text:span text:style-name="T106">S D       ?.?? g</text:span></text:p>
            <text:p><text:span text:style-name="T105"> 102 </text:span><text:span text:style-name="T106">S D       ?.?? g</text:span></text:p>
            <text:p><text:span text:style-name="T105"> 103 </text:span><text:span text:style-name="T106">S D       ?.?? g</text:span></text:p>
            <text:p><text:span text:style-name="T107">...</text:span></text:p>
            <text:p><text:span text:style-name="T28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8">Responses are no longer shown when unstable</text:span></text:p>
            <text:p><text:span text:style-name="T105">...</text:span></text:p>
            <text:p><text:span text:style-name="T105"> 201 </text:span><text:span text:style-name="T106">S S       ?.?? g</text:span></text:p>
            <text:p><text:span text:style-name="T105"> 202 </text:span><text:span text:style-name="T106">S S       ?.?? g</text:span></text:p>
            <text:p><text:span text:style-name="T105"> 203 </text:span><text:span text:style-name="T106">S S       ?.??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table:table-column table:style-name="co9" table:default-cell-style-name="ce39"/>
        <table:table-column table:style-name="co32" table:default-cell-style-name="ce39"/>
        <table:table-column table:style-name="co7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39"/>
        <table:table-column table:style-name="co36" table:default-cell-style-name="ce39"/>
        <table:table-column table:style-name="co7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44">   </text:span><text:span text:style-name="T45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2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5">(&lt;&lt;)</text:span><text:span text:style-name="T7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44">   </text:span><text:span text:style-name="T45"> </text:span><text:span text:style-name="T108">    in receiving terminal</text:span></text:p>
          </table:table-cell>
          <table:table-cell table:number-columns-repeated="59"/>
        </table:table-row>
        <table:table-row table:style-name="ro2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65">(&lt;&lt;)</text:span><text:span text:style-name="T7"> </text:span><text:span text:style-name="T43">X</text:span><text:span text:style-name="T68">&lt;CR&gt;&lt;LF&gt;</text:span><text:span text:style-name="T36"> </text:span><text:span text:style-name="T5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65">(&lt;&lt;)</text:span><text:span text:style-name="T7"> </text:span><text:span text:style-name="T43">X</text:span><text:span text:style-name="T68">&lt;CR&gt;&lt;LF&gt;</text:span><text:span text:style-name="T36"> </text:span><text:span text:style-name="T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8">(&lt;&lt;)</text:span><text:span text:style-name="T19"> </text:span><text:span text:style-name="T46">A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</text:span><text:span text:style-name="T46">B</text:span><text:span text:style-name="T44"> </text:span><text:span text:style-name="T45">(1)</text:span>    in sending terminal</text:p>
            <text:p/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">(&lt;&lt;)</text:span><text:span text:style-name="T19"> </text:span><text:span text:style-name="T46">A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</text:span><text:span text:style-name="T46">B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    in sending terminal</text:p>
            <text:p/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8">(&lt;&lt;)</text:span><text:span text:style-name="T19"> </text:span><text:span text:style-name="T46">A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</text:span><text:span text:style-name="T46">B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 </text:span><text:span text:style-name="T42">(0) </text:span>    in sending terminal</text:p>
            <text:p/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46">A</text:span><text:span text:style-name="T44"> </text:span><text:span text:style-name="T45">(1)</text:span></text:p>
            <text:p><text:span text:style-name="T18">(&lt;&lt;)</text:span><text:span text:style-name="T19"> </text:span><text:span text:style-name="T46">A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</text:span><text:span text:style-name="T46">B</text:span><text:span text:style-name="T44"> </text:span><text:span text:style-name="T45">(1)</text:span></text:p>
            <text:p><text:span text:style-name="T18">(&gt;&gt;)</text:span><text:span text:style-name="T19"> </text:span><text:span text:style-name="T20">X</text:span><text:span text:style-name="T44"> </text:span><text:span text:style-name="T45">(1)</text:span></text:p>
            <text:p><text:span text:style-name="T18">(&lt;&lt;)</text:span><text:span text:style-name="T19">  </text:span><text:span text:style-name="T42">(0)</text:span></text:p>
            <text:p><text:span text:style-name="T18">(&lt;&lt;)</text:span><text:span text:style-name="T19"> </text:span><text:span text:style-name="T46">B</text:span><text:span text:style-name="T44"> </text:span><text:span text:style-name="T45">(1)</text:span>    in sending terminal</text:p>
            <text:p/>
            <text:p><text:span text:style-name="T112">(&gt;&gt;)</text:span><text:span text:style-name="T113"> </text:span><text:span text:style-name="T20">A</text:span><text:span text:style-name="T2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20">A</text:span><text:span text:style-name="T44"> </text:span><text:span text:style-name="T45">(1)</text:span><text:span text:style-name="T108">  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CR&gt;&lt;LF&gt;</text:span><text:span text:style-name="T19"> </text:span><text:span text:style-name="T42">(2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5">(&lt;&lt;)</text:span><text:span text:style-name="T7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44">   </text:span><text:span text:style-name="T45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08">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14"> </text:span><text:span text:style-name="T108">in receiving terminal</text:span></text:p>
            <text:p><text:span text:style-name="T112">(&lt;&lt;)</text:span><text:span text:style-name="T113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LF&gt;</text:span><text:span text:style-name="T19"> </text:span><text:span text:style-name="T42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</text:p>
            <text:p><text:span text:style-name="T65">(&lt;&lt;)</text:span><text:span text:style-name="T7"> </text:span><text:span text:style-name="T43">B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14"> </text:span><text:span text:style-name="T108">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LF&gt;</text:span><text:span text:style-name="T19"> </text:span><text:span text:style-name="T42">(1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 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0">(&lt;&lt;)</text:span><text:span text:style-name="T31">  </text:span><text:span text:style-name="T64">(0)</text:span></text:p>
            <text:p><text:span text:style-name="T30">(&gt;&gt;)</text:span><text:span text:style-name="T31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110">&lt;CR&gt;</text:span><text:span text:style-name="T19"> </text:span><text:span text:style-name="T42">(1)</text:span><text:span text:style-name="T115">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 </text:span><text:span text:style-name="T64">(0)</text:span></text:p>
            <text:p><text:span text:style-name="T30">(&gt;&gt;)</text:span><text:span text:style-name="T31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110">&lt;CR&gt;</text:span><text:span text:style-name="T19"> </text:span><text:span text:style-name="T42">(1)</text:span><text:span text:style-name="T115">  in receiving terminal</text:span></text:p>
            <text:p><text:span text:style-name="T112">(&lt;&lt;)</text:span><text:span text:style-name="T113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LF&gt;</text:span><text:span text:style-name="T19"> </text:span><text:span text:style-name="T42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30">(&lt;&lt;)</text:span><text:span text:style-name="T31">  </text:span><text:span text:style-name="T64">(0)</text:span></text:p>
            <text:p><text:span text:style-name="T30">(&gt;&gt;)</text:span><text:span text:style-name="T31"> </text:span><text:span text:style-name="T10">X</text:span><text:span text:style-name="T4"> </text:span><text:span text:style-name="T5">(1)</text:span></text:p>
            <text:p><text:span text:style-name="T65">(&lt;&lt;)</text:span><text:span text:style-name="T7"> </text:span><text:span text:style-name="T43">B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110">&lt;CR&gt;</text:span><text:span text:style-name="T19"> </text:span><text:span text:style-name="T42">(1)</text:span><text:span text:style-name="T115">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110">&lt;LF&gt;</text:span><text:span text:style-name="T19"> </text:span><text:span text:style-name="T42">(1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5">(&lt;&lt;)</text:span><text:span text:style-name="T7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44">   </text:span><text:span text:style-name="T45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08">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2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</text:p>
            <text:p><text:span text:style-name="T65">(&lt;&lt;)</text:span><text:span text:style-name="T7"> </text:span><text:span text:style-name="T66">&lt;CR&gt;</text:span><text:span text:style-name="T43">B</text:span><text:span text:style-name="T68">&lt;LF&gt;</text:span> 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08"> in receiving terminal</text:span></text:p>
            <text:p><text:span text:style-name="T112">(&lt;&lt;)</text:span><text:span text:style-name="T113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20">B</text:span><text:span text:style-name="T21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2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A</text:span><text:span text:style-name="T4"> </text:span><text:span text:style-name="T5">(1)</text:span></text:p>
            <text:p><text:span text:style-name="T65">(&gt;&gt;)</text:span><text:span text:style-name="T7"> </text:span><text:span text:style-name="T10">X</text:span><text:span text:style-name="T4"> </text:span><text:span text:style-name="T5">(1)</text:span></text:p>
            <text:p><text:span text:style-name="T65">(&lt;&lt;)</text:span><text:span text:style-name="T7"> </text:span><text:span text:style-name="T66">&lt;CR&gt;</text:span><text:span text:style-name="T43">B</text:span><text:span text:style-name="T68">&lt;LF&gt;</text:span><text:span text:style-name="T36"> </text:span><text:span text:style-name="T5">(3)</text:span>  in sending terminal</text:p>
            <text:p/>
            <text:p><text:span text:style-name="T18">(&gt;&gt;)</text:span><text:span text:style-name="T19"> </text:span><text:span text:style-name="T20">A</text:span><text:span text:style-name="T21">&lt;CR&gt;</text:span><text:span text:style-name="T109"> </text:span><text:span text:style-name="T45">(2)</text:span><text:span text:style-name="T108"> in receiving terminal</text:span></text:p>
            <text:p><text:span text:style-name="T112">(&lt;&lt;)</text:span><text:span text:style-name="T113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20">B</text:span><text:span text:style-name="T21">&lt;LF&gt;&lt;CR&gt;&lt;LF&gt;</text:span><text:span text:style-name="T109"> </text:span><text:span text:style-name="T45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">(&lt;&lt;)</text:span><text:span text:style-name="T31"> </text:span><text:span text:style-name="T43"> </text:span><text:span text:style-name="T4">   </text:span><text:span text:style-name="T5"> </text:span>    in sending terminal</text:p>
            <text:p/>
            <text:p><text:span text:style-name="T18">(&gt;&gt;)</text:span><text:span text:style-name="T19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0">(&lt;&lt;)</text:span><text:span text:style-name="T31">  </text:span><text:span text:style-name="T64">(0)</text:span></text:p>
            <text:p><text:span text:style-name="T30">(&gt;&gt;)</text:span><text:span text:style-name="T31"> </text:span><text:span text:style-name="T10">X</text:span><text:span text:style-name="T4"> </text:span><text:span text:style-name="T5">(1)</text:span>    in sending terminal</text:p>
            <text:p/>
            <text:p><text:span text:style-name="T18">(&gt;&gt;)</text:span><text:span text:style-name="T19"> </text:span><text:span text:style-name="T110">&lt;CR&gt;</text:span><text:span text:style-name="T19"> </text:span><text:span text:style-name="T42">(1)</text:span><text:span text:style-name="T115">  in receiving terminal</text:span></text:p>
            <text:p><text:span text:style-name="T18">(&lt;&lt;)</text:span><text:span text:style-name="T19"> </text:span><text:span text:style-name="T46">X</text:span><text:span text:style-name="T111">&lt;CR&gt;&lt;LF&gt;</text:span><text:span text:style-name="T109"> </text:span><text:span text:style-name="T45">(3)</text:span></text:p>
          </table:table-cell>
          <table:table-cell table:number-columns-repeated="59"/>
        </table:table-row>
        <table:table-row table:style-name="ro21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30">(&lt;&lt;)</text:span><text:span text:style-name="T31">  </text:span><text:span text:style-name="T64">(0)</text:span></text:p>
            <text:p><text:span text:style-name="T30">(&gt;&gt;)</text:span><text:span text:style-name="T31"> </text:span><text:span text:style-name="T10">X</text:span><text:span text:style-name="T4"> </text:span><text:span text:style-name="T5">(1)</text:span></text:p>
            <text:p><text:span text:style-name="T65">(&lt;&lt;)</text:span><text:span text:style-name="T7"> </text:span><text:span text:style-name="T66">&lt;CR&gt;</text:span><text:span text:style-name="T43">B</text:span><text:span text:style-name="T4"> </text:span><text:span text:style-name="T5">(2)</text:span>  in sending terminal</text:p>
            <text:p/>
            <text:p><text:span text:style-name="T18">(&gt;&gt;)</text:span><text:span text:style-name="T19"> </text:span><text:span text:style-name="T110">&lt;CR&gt;</text:span><text:span text:style-name="T19"> </text:span><text:span text:style-name="T42">(1)</text:span><text:span text:style-name="T115">  in receiving terminal</text:span></text:p>
            <text:p><text:span text:style-name="T112">(&lt;&lt;)</text:span><text:span text:style-name="T113"> </text:span><text:span text:style-name="T46">X</text:span><text:span text:style-name="T111">&lt;CR&gt;&lt;LF&gt;</text:span><text:span text:style-name="T109"> </text:span><text:span text:style-name="T45">(3)</text:span></text:p>
            <text:p><text:span text:style-name="T18">(&gt;&gt;)</text:span><text:span text:style-name="T19"> </text:span><text:span text:style-name="T20">B</text:span><text:span text:style-name="T21">&lt;CR&gt;&lt;LF&gt;</text:span><text:span text:style-name="T109"> </text:span><text:span text:style-name="T45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0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39"/>
        <table:table-column table:style-name="co45" table:default-cell-style-name="ce39"/>
        <table:table-column table:style-name="co46" table:default-cell-style-name="ce39"/>
        <table:table-column table:style-name="co25" table:default-cell-style-name="ce39"/>
        <table:table-column table:style-name="co47" table:default-cell-style-name="ce39"/>
        <table:table-column table:style-name="co4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6">Note that display elements are text-only and no longer contain the underlying typed</text:span></text:p>
            <text:p><text:span text:style-name="T116">information such as the time stamp of the origin. Since the XML schema is strongly-</text:span></text:p>
            <text:p><text:span text:style-name="T116">typed again, the items need to be reconstructed. Not optimal, but simply a trade-off</text:span></text:p>
            <text:p><text:span text:style-name="T116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39"/>
        <table:table-column table:style-name="co54" table:default-cell-style-name="ce39"/>
        <table:table-column table:style-name="co55" table:default-cell-style-name="ce39"/>
        <table:table-column table:style-name="co37" table:default-cell-style-name="ce39"/>
        <table:table-column table:style-name="co56" table:default-cell-style-name="ce39"/>
        <table:table-column table:style-name="co5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2<text:span text:style-name="T11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3<text:span text:style-name="T117">rd</text:span> line</text:p>
          </table:table-cell>
          <table:table-cell office:value-type="string" calcext:value-type="string">
            <text:p>Repeat steps above, except <text:span text:style-name="T11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39"/>
        <table:table-column table:style-name="co58" table:default-cell-style-name="ce39"/>
        <table:table-column table:style-name="co59" table:default-cell-style-name="ce39"/>
        <table:table-column table:style-name="co60" table:default-cell-style-name="ce39"/>
        <table:table-column table:style-name="co12" table:default-cell-style-name="ce39"/>
        <table:table-column table:style-name="co61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11:50:24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17H5M53S</meta:editing-duration>
    <meta:editing-cycles>668</meta:editing-cycles>
    <meta:generator>LibreOffice/6.4.3.2$Windows_X86_64 LibreOffice_project/747b5d0ebf89f41c860ec2a39efd7cb15b54f2d8</meta:generator>
    <dc:date>2021-01-18T16:27:01.206000000</dc:date>
    <meta:print-date>2013-02-02T14:44:49.07</meta:print-date>
    <meta:document-statistic meta:table-count="13" meta:cell-count="2599" meta:object-count="0"/>
    <meta:user-defined meta:name="Info 1"/>
    <meta:user-defined meta:name="Info 2"/>
    <meta:user-defined meta:name="Info 3"/>
    <meta:user-defined meta:name="Info 4"/>
  </office:meta>
</office:document-meta>
</file>